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4568" calcext:value-type="float">
            <text:p>23.59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676" calcext:value-type="float">
            <text:p>23.60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9808" calcext:value-type="float">
            <text:p>23.60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9432" calcext:value-type="float">
            <text:p>23.64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1312" calcext:value-type="float">
            <text:p>23.45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9704" calcext:value-type="float">
            <text:p>23.53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9328" calcext:value-type="float">
            <text:p>23.57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1144" calcext:value-type="float">
            <text:p>23.63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2856" calcext:value-type="float">
            <text:p>23.6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3984" calcext:value-type="float">
            <text:p>23.49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3232" calcext:value-type="float">
            <text:p>23.57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6384" calcext:value-type="float">
            <text:p>23.64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628" calcext:value-type="float">
            <text:p>23.5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248" calcext:value-type="float">
            <text:p>23.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5048" calcext:value-type="float">
            <text:p>23.62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7616" calcext:value-type="float">
            <text:p>23.5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8952" calcext:value-type="float">
            <text:p>23.6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00664" calcext:value-type="float">
            <text:p>23.6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5696" calcext:value-type="float">
            <text:p>23.47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724" calcext:value-type="float">
            <text:p>23.6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3624" calcext:value-type="float">
            <text:p>24.42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0576" calcext:value-type="float">
            <text:p>24.42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32768" calcext:value-type="float">
            <text:p>24.43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1704" calcext:value-type="float">
            <text:p>24.30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4856" calcext:value-type="float">
            <text:p>24.37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8384" calcext:value-type="float">
            <text:p>24.4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26672" calcext:value-type="float">
            <text:p>24.42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2184" calcext:value-type="float">
            <text:p>24.33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6088" calcext:value-type="float">
            <text:p>24.3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2664" calcext:value-type="float">
            <text:p>24.36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6568" calcext:value-type="float">
            <text:p>24.35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0472" calcext:value-type="float">
            <text:p>24.35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7424" calcext:value-type="float">
            <text:p>24.34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5712" calcext:value-type="float">
            <text:p>24.36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9136" calcext:value-type="float">
            <text:p>24.32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9992" calcext:value-type="float">
            <text:p>24.31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3896" calcext:value-type="float">
            <text:p>24.31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9888" calcext:value-type="float">
            <text:p>24.2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8176" calcext:value-type="float">
            <text:p>24.2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3792" calcext:value-type="float">
            <text:p>24.2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16944" calcext:value-type="float">
            <text:p>24.31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5128" calcext:value-type="float">
            <text:p>24.26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0744" calcext:value-type="float">
            <text:p>24.24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4648" calcext:value-type="float">
            <text:p>24.23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5504" calcext:value-type="float">
            <text:p>24.22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9408" calcext:value-type="float">
            <text:p>24.21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28552" calcext:value-type="float">
            <text:p>24.22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7696" calcext:value-type="float">
            <text:p>24.23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8072" calcext:value-type="float">
            <text:p>24.19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7968" calcext:value-type="float">
            <text:p>24.12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2728" calcext:value-type="float">
            <text:p>24.11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7488" calcext:value-type="float">
            <text:p>24.0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5296" calcext:value-type="float">
            <text:p>24.08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1184" calcext:value-type="float">
            <text:p>23.9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9472" calcext:value-type="float">
            <text:p>23.96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6528" calcext:value-type="float">
            <text:p>24.0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0432" calcext:value-type="float">
            <text:p>24.03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6048" calcext:value-type="float">
            <text:p>24.00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7384" calcext:value-type="float">
            <text:p>24.02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4336" calcext:value-type="float">
            <text:p>24.02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4064" calcext:value-type="float">
            <text:p>24.13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6256" calcext:value-type="float">
            <text:p>24.1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2352" calcext:value-type="float">
            <text:p>24.15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9304" calcext:value-type="float">
            <text:p>24.1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8448" calcext:value-type="float">
            <text:p>24.15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588" calcext:value-type="float">
            <text:p>24.18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1976" calcext:value-type="float">
            <text:p>24.19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7592" calcext:value-type="float">
            <text:p>24.16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95024" calcext:value-type="float">
            <text:p>24.19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9784" calcext:value-type="float">
            <text:p>24.17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2832" calcext:value-type="float">
            <text:p>24.18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3688" calcext:value-type="float">
            <text:p>24.17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88928" calcext:value-type="float">
            <text:p>24.18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6736" calcext:value-type="float">
            <text:p>24.17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1496" calcext:value-type="float">
            <text:p>24.16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7112" calcext:value-type="float">
            <text:p>24.1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8824" calcext:value-type="float">
            <text:p>24.11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396" calcext:value-type="float">
            <text:p>24.0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8344" calcext:value-type="float">
            <text:p>24.08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82248" calcext:value-type="float">
            <text:p>24.08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60912" calcext:value-type="float">
            <text:p>24.06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54816" calcext:value-type="float">
            <text:p>24.05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5192" calcext:value-type="float">
            <text:p>24.01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9952" calcext:value-type="float">
            <text:p>23.99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8136" calcext:value-type="float">
            <text:p>23.94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0328" calcext:value-type="float">
            <text:p>23.96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252" calcext:value-type="float">
            <text:p>23.97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776" calcext:value-type="float">
            <text:p>23.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6904" calcext:value-type="float">
            <text:p>23.9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2144" calcext:value-type="float">
            <text:p>24.01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21288" calcext:value-type="float">
            <text:p>24.02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68" calcext:value-type="float">
            <text:p>23.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5088" calcext:value-type="float">
            <text:p>23.94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4712" calcext:value-type="float">
            <text:p>23.98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3856" calcext:value-type="float">
            <text:p>23.9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6424" calcext:value-type="float">
            <text:p>23.9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4232" calcext:value-type="float">
            <text:p>23.95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4608" calcext:value-type="float">
            <text:p>23.91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3752" calcext:value-type="float">
            <text:p>23.92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2896" calcext:value-type="float">
            <text:p>23.93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0704" calcext:value-type="float">
            <text:p>23.92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7072" calcext:value-type="float">
            <text:p>23.8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8304" calcext:value-type="float">
            <text:p>23.76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8576" calcext:value-type="float">
            <text:p>23.65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4672" calcext:value-type="float">
            <text:p>23.6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1624" calcext:value-type="float">
            <text:p>23.6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0768" calcext:value-type="float">
            <text:p>23.6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6864" calcext:value-type="float">
            <text:p>23.67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3816" calcext:value-type="float">
            <text:p>23.6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2104" calcext:value-type="float">
            <text:p>23.69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1248" calcext:value-type="float">
            <text:p>23.70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0392" calcext:value-type="float">
            <text:p>23.71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4296" calcext:value-type="float">
            <text:p>23.70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9536" calcext:value-type="float">
            <text:p>23.7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4776" calcext:value-type="float">
            <text:p>23.73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5632" calcext:value-type="float">
            <text:p>23.7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2584" calcext:value-type="float">
            <text:p>23.72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1728" calcext:value-type="float">
            <text:p>23.73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3064" calcext:value-type="float">
            <text:p>23.7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6968" calcext:value-type="float">
            <text:p>23.7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6112" calcext:value-type="float">
            <text:p>23.75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5256" calcext:value-type="float">
            <text:p>23.76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1352" calcext:value-type="float">
            <text:p>23.77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7448" calcext:value-type="float">
            <text:p>23.7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964" calcext:value-type="float">
            <text:p>23.7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2688" calcext:value-type="float">
            <text:p>23.79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3544" calcext:value-type="float">
            <text:p>23.78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3168" calcext:value-type="float">
            <text:p>23.8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10976" calcext:value-type="float">
            <text:p>23.8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9264" calcext:value-type="float">
            <text:p>23.82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2312" calcext:value-type="float">
            <text:p>23.83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536" calcext:value-type="float">
            <text:p>23.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7552" calcext:value-type="float">
            <text:p>23.84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3648" calcext:value-type="float">
            <text:p>23.85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4504" calcext:value-type="float">
            <text:p>23.8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6696" calcext:value-type="float">
            <text:p>23.85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59744" calcext:value-type="float">
            <text:p>23.85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8888" calcext:value-type="float">
            <text:p>23.86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1936" calcext:value-type="float">
            <text:p>23.87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8032" calcext:value-type="float">
            <text:p>23.87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7176" calcext:value-type="float">
            <text:p>23.88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156" calcext:value-type="float">
            <text:p>23.91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63376" calcext:value-type="float">
            <text:p>23.96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81664" calcext:value-type="float">
            <text:p>23.9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9368" calcext:value-type="float">
            <text:p>23.89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3272" calcext:value-type="float">
            <text:p>23.89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5464" calcext:value-type="float">
            <text:p>23.90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35944" calcext:value-type="float">
            <text:p>23.93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4204" calcext:value-type="float">
            <text:p>23.9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17656" calcext:value-type="float">
            <text:p>23.91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29848" calcext:value-type="float">
            <text:p>23.92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8512" calcext:value-type="float">
            <text:p>23.90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0224" calcext:value-type="float">
            <text:p>23.89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4128" calcext:value-type="float">
            <text:p>23.88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8108" calcext:value-type="float">
            <text:p>23.88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38408" calcext:value-type="float">
            <text:p>23.83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6216" calcext:value-type="float">
            <text:p>23.82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1832" calcext:value-type="float">
            <text:p>23.80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07928" calcext:value-type="float">
            <text:p>23.8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62208" calcext:value-type="float">
            <text:p>23.76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0872" calcext:value-type="float">
            <text:p>23.7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0016" calcext:value-type="float">
            <text:p>23.75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5916" calcext:value-type="float">
            <text:p>23.7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37824" calcext:value-type="float">
            <text:p>23.7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9056" calcext:value-type="float">
            <text:p>23.6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6008" calcext:value-type="float">
            <text:p>23.68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5152" calcext:value-type="float">
            <text:p>23.6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07344" calcext:value-type="float">
            <text:p>23.70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79912" calcext:value-type="float">
            <text:p>23.67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6772" calcext:value-type="float">
            <text:p>23.6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0288" calcext:value-type="float">
            <text:p>23.64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15904" calcext:value-type="float">
            <text:p>23.61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8472" calcext:value-type="float">
            <text:p>23.5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1896" calcext:value-type="float">
            <text:p>23.5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2168" calcext:value-type="float">
            <text:p>23.44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0248" calcext:value-type="float">
            <text:p>23.3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9392" calcext:value-type="float">
            <text:p>23.3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6344" calcext:value-type="float">
            <text:p>23.32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1584" calcext:value-type="float">
            <text:p>23.34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4632" calcext:value-type="float">
            <text:p>23.34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6824" calcext:value-type="float">
            <text:p>23.35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9872" calcext:value-type="float">
            <text:p>23.3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5968" calcext:value-type="float">
            <text:p>23.3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9016" calcext:value-type="float">
            <text:p>23.36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2064" calcext:value-type="float">
            <text:p>23.37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5112" calcext:value-type="float">
            <text:p>23.3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1208" calcext:value-type="float">
            <text:p>23.38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34" calcext:value-type="float">
            <text:p>23.3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4256" calcext:value-type="float">
            <text:p>23.38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5592" calcext:value-type="float">
            <text:p>23.40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9496" calcext:value-type="float">
            <text:p>23.3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1688" calcext:value-type="float">
            <text:p>23.41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4736" calcext:value-type="float">
            <text:p>23.41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17784" calcext:value-type="float">
            <text:p>23.4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388" calcext:value-type="float">
            <text:p>23.4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0832" calcext:value-type="float">
            <text:p>23.42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9976" calcext:value-type="float">
            <text:p>23.42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8264" calcext:value-type="float">
            <text:p>23.4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45216" calcext:value-type="float">
            <text:p>23.44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3504" calcext:value-type="float">
            <text:p>23.46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436" calcext:value-type="float">
            <text:p>23.4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57408" calcext:value-type="float">
            <text:p>23.4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0456" calcext:value-type="float">
            <text:p>23.46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2648" calcext:value-type="float">
            <text:p>23.47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6552" calcext:value-type="float">
            <text:p>23.46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7888" calcext:value-type="float">
            <text:p>23.48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1792" calcext:value-type="float">
            <text:p>23.4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78744" calcext:value-type="float">
            <text:p>23.47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8484" calcext:value-type="float">
            <text:p>23.4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9224" calcext:value-type="float">
            <text:p>23.50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0936" calcext:value-type="float">
            <text:p>23.49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3128" calcext:value-type="float">
            <text:p>23.50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6176" calcext:value-type="float">
            <text:p>23.50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2272" calcext:value-type="float">
            <text:p>23.51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8368" calcext:value-type="float">
            <text:p>23.51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4464" calcext:value-type="float">
            <text:p>23.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7512" calcext:value-type="float">
            <text:p>23.52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21416" calcext:value-type="float">
            <text:p>23.52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3608" calcext:value-type="float">
            <text:p>23.53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2752" calcext:value-type="float">
            <text:p>23.54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58" calcext:value-type="float">
            <text:p>23.5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48848" calcext:value-type="float">
            <text:p>23.54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91758</text:p>
          </table:table-cell>
          <table:table-cell office:value-type="string" calcext:value-type="string">
            <text:p>17N 1E 3CB:G-191758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70184" calcext:value-type="float">
            <text:p>23.57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852" meta:object-count="0"/>
    <meta:user-defined meta:name="AppVersion">3.0</meta:user-defined>
  </office:meta>
</office:document-meta>
</file>